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10.756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redmine #</text:p>
          </table:table-cell>
          <table:table-cell table:style-name="ce1" office:value-type="string">
            <text:p>compito</text:p>
          </table:table-cell>
          <table:table-cell table:style-name="ce1" office:value-type="string">
            <text:p>descrizione</text:p>
          </table:table-cell>
          <table:table-cell table:style-name="ce1" office:value-type="string">
            <text:p>ottimista</text:p>
          </table:table-cell>
          <table:table-cell table:style-name="ce1" office:value-type="string">
            <text:p>pessimista</text:p>
          </table:table-cell>
          <table:table-cell table:style-name="ce1" office:value-type="string">
            <text:p>media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>
            <text:p>modelli</text:p>
          </table:table-cell>
          <table:table-cell office:value-type="string">
            <text:p>validazioni complete e tes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todi di logica</text:p>
          </table:table-cell>
          <table:table-cell office:value-type="string">
            <text:p>idem; queste due parti vanno insieme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editor di lezioni</text:p>
          </table:table-cell>
          <table:table-cell office:value-type="string">
            <text:p>struttura con salvataggio ma senza css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pagina le mie lezioni</text:p>
          </table:table-cell>
          <table:table-cell office:value-type="string">
            <text:p>struttura ma senza cs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rziale una lezione</text:p>
          </table:table-cell>
          <table:table-cell office:value-type="string">
            <text:p>comprende tutti gli stati + bookmark et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gina i miei elementi</text:p>
          </table:table-cell>
          <table:table-cell office:value-type="string">
            <text:p>struttura ma senza css + form per caricare elemento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arziale elemento</text:p>
          </table:table-cell>
          <table:table-cell office:value-type="string">
            <text:p>comprende tutti gli stati + bookmark etc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pagina virtual classroom</text:p>
          </table:table-cell>
          <table:table-cell office:value-type="string">
            <text:p>struttura ma senza css</text:p>
          </table:table-cell>
          <table:table-cell table:number-columns-repeated="1021"/>
        </table:table-row>
        <table:table-row table:style-name="ro3">
          <table:table-cell/>
          <table:table-cell table:style-name="Default" office:value-type="string">
            <text:p>mio profilo e autenticazione</text:p>
          </table:table-cell>
          <table:table-cell office:value-type="string">
            <text:p>struttura ma senza css + decidere come fare l'autenticazio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editor vide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ditor audio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editor img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estire viste css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>
            <text:p>azion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ste con struttura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inyMCE cine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ross browser e lin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dministr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table-column table:style-name="co7" table:default-cell-style-name="Default"/>
        <table:table-row table:style-name="ro4">
          <table:table-cell/>
        </table:table-row>
      </table:table>
      <table:table table:name="Foglio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7T12:19:50</meta:creation-date>
    <dc:date>2012-09-27T16:17:48</dc:date>
    <dc:creator>Morgan Spa</dc:creator>
    <meta:editing-duration>PT3H54M56S</meta:editing-duration>
    <meta:editing-cycles>7</meta:editing-cycles>
    <meta:generator>LibreOffice/3.5$Linux_X86_64 LibreOffice_project/350m1$Build-2</meta:generator>
    <meta:document-statistic meta:table-count="3" meta:cell-count="33" meta:object-count="0"/>
  </office:meta>
</office:document-meta>
</file>